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Un texte</text:p>
      <text:p text:style-name="Normal"><text:a xlink:href="https://replit.com/@GzIrYsz/S3-tests-projet#out" office:target-frame-name="_top" xlink:show="replace"><text:span text:style-name="Lienhypertexte">https://replit.com/@GzIrYsz/S3-tests-projet#out</text:span></text:a></text:p>
      <text:p text:style-name="Normal"><draw:frame draw:style-name="a0" draw:name="Image 1" text:anchor-type="as-char" svg:x="0in" svg:y="0in" svg:width="6.3in" svg:height="4.91736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RÉMY</meta:initial-creator>
    <dc:creator>Thomas RÉMY</dc:creator>
    <meta:creation-date>2022-11-21T16:56:00Z</meta:creation-date>
    <dc:date>2022-11-21T16:57:00Z</dc:date>
    <meta:template xlink:href="Normal.dotm" xlink:type="simple"/>
    <meta:editing-cycles>1</meta:editing-cycles>
    <meta:editing-duration>PT0S</meta:editing-duration>
    <meta:document-statistic meta:page-count="1" meta:paragraph-count="1" meta:word-count="18" meta:character-count="122" meta:row-count="1" meta:non-whitespace-character-count="105"/>
  </office:meta>
</office:document-meta>
</file>